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85f5" officeooo:paragraph-rsid="001085f5"/>
    </style:style>
    <style:style style:name="P2" style:family="paragraph" style:parent-style-name="Standard">
      <style:text-properties officeooo:paragraph-rsid="001085f5"/>
    </style:style>
    <style:style style:name="P3" style:family="paragraph" style:parent-style-name="Standard">
      <style:paragraph-properties fo:text-align="center" style:justify-single-word="false"/>
      <style:text-properties officeooo:paragraph-rsid="001085f5"/>
    </style:style>
    <style:style style:name="P4" style:family="paragraph" style:parent-style-name="Standard">
      <style:paragraph-properties fo:text-align="center" style:justify-single-word="false"/>
      <style:text-properties officeooo:paragraph-rsid="001103ff"/>
    </style:style>
    <style:style style:name="P5" style:family="paragraph" style:parent-style-name="Standard">
      <style:paragraph-properties fo:text-align="start" style:justify-single-word="false"/>
      <style:text-properties officeooo:paragraph-rsid="001085f5"/>
    </style:style>
    <style:style style:name="P6" style:family="paragraph" style:parent-style-name="Standard">
      <style:text-properties officeooo:paragraph-rsid="001103ff"/>
    </style:style>
    <style:style style:name="P7" style:family="paragraph" style:parent-style-name="Standard">
      <style:paragraph-properties fo:text-align="start" style:justify-single-word="false"/>
      <style:text-properties officeooo:rsid="001103ff" officeooo:paragraph-rsid="001103ff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fo:font-style="italic" style:text-underline-style="none" fo:font-weight="normal" officeooo:rsid="001103ff" style:font-style-asian="italic" style:font-weight-asian="normal" style:font-style-complex="italic" style:font-weight-complex="normal"/>
    </style:style>
    <style:style style:name="T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b 58%" fo:font-style="italic" fo:font-weight="normal" officeooo:rsid="001103ff" style:font-style-asian="italic" style:font-weight-asian="normal" style:font-style-complex="italic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weight="bold" officeooo:rsid="001085f5" style:font-weight-asian="bold" style:font-weight-complex="bold"/>
    </style:style>
    <style:style style:name="T9" style:family="text">
      <style:text-properties style:text-position="0% 100%" fo:font-weight="bold" officeooo:rsid="001103ff" style:font-weight-asian="bold" style:font-weight-complex="bold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officeooo:rsid="001085f5" style:font-weight-asian="normal" style:font-weight-complex="normal"/>
    </style:style>
    <style:style style:name="T12" style:family="text">
      <style:text-properties style:text-position="0% 100%" fo:font-weight="normal" officeooo:rsid="001103ff" style:font-weight-asian="normal" style:font-weight-complex="normal"/>
    </style:style>
    <style:style style:name="T13" style:family="text">
      <style:text-properties style:text-position="0% 100%" fo:font-style="italic" style:text-underline-style="none" fo:font-weight="normal" officeooo:rsid="001085f5" style:font-style-asian="italic" style:font-weight-asian="normal" style:font-style-complex="italic" style:font-weight-complex="normal"/>
    </style:style>
    <style:style style:name="T14" style:family="text">
      <style:text-properties style:text-position="0% 100%" fo:font-style="italic" style:text-underline-style="none" fo:font-weight="normal" officeooo:rsid="001103ff" style:font-style-asian="italic" style:font-weight-asian="normal" style:font-style-complex="italic" style:font-weight-complex="normal"/>
    </style:style>
    <style:style style:name="T1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italic" fo:font-weight="normal" officeooo:rsid="001085f5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Inicie </text:span>f<text:span text:style-name="T1">o</text:span><text:span text:style-name="T6">(x) para ser uma constante, f</text:span><text:span text:style-name="T1">o</text:span><text:span text:style-name="T6">(x) = argmin</text:span><text:span text:style-name="T1">p</text:span><text:span text:style-name="T6"><draw:frame draw:style-name="fr1" draw:name="Object1" text:anchor-type="as-char" svg:y="-0.684cm" svg:width="2.198cm" svg:height="1.08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6"><text:tab/></text:span><text:span text:style-name="T7">Pa</text:span><text:span text:style-name="T8">r</text:span><text:span text:style-name="T7">a</text:span><text:span text:style-name="T6"> m = 1 até M </text:span><text:span text:style-name="T7">faça</text:span></text:p>
      <text:p text:style-name="P2"><text:span text:style-name="T7"><text:tab/><text:tab/></text:span><text:span text:style-name="T8">Para </text:span><text:span text:style-name="T11">i = 1 até n </text:span><text:span text:style-name="T8">faça</text:span></text:p>
      <text:p text:style-name="P4"><text:span text:style-name="T8"><text:tab/></text:span><text:span text:style-name="T11">Calcule o grandiente nagativo<text:tab/><text:tab/><text:tab/><text:tab/> <text:tab/> </text:span></text:p>
      <text:p text:style-name="P4"><text:span text:style-name="T11"/></text:p>
      <text:p text:style-name="P4"><text:span text:style-name="T11"><draw:frame draw:style-name="fr1" draw:name="Object2" text:anchor-type="as-char" svg:y="-0.704cm" svg:width="4.981cm" svg:height="1.182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pan text:style-name="T11"/></text:p>
      <text:p text:style-name="P2"><text:span text:style-name="T11"><text:tab/><text:tab/></text:span><text:span text:style-name="T8">fim</text:span></text:p>
      <text:p text:style-name="P6"><text:span text:style-name="T8"><text:tab/><text:tab/></text:span><text:span text:style-name="T11">Ajuste uma árvore de regressão </text:span><text:span text:style-name="T13">g</text:span><text:span text:style-name="T3">m</text:span><text:span text:style-name="T14">(x)</text:span><text:span text:style-name="T11"> para prever os destinos </text:span><text:span text:style-name="T16">z</text:span><text:span text:style-name="T5">im</text:span><text:span text:style-name="T11"> das covariáveis </text:span><text:span text:style-name="T16">x</text:span><text:span text:style-name="T5">i</text:span><text:span text:style-name="T11"> para <text:tab/><text:tab/><text:tab/>todos os dados de treinamento</text:span><text:span text:style-name="T8">.</text:span></text:p>
      <text:p text:style-name="P4"><text:span text:style-name="T8"><text:tab/></text:span><text:span text:style-name="T11">Calcule um tamanho da etapa de descida de gradiente como</text:span><text:span text:style-name="T12">: <text:tab/><text:tab/> <text:s text:c="2"/><text:tab/></text:span></text:p>
      <text:p text:style-name="P4"><text:span text:style-name="T12"/></text:p>
      <text:p text:style-name="P4"><text:span text:style-name="T12"><draw:frame draw:style-name="fr1" draw:name="Object3" text:anchor-type="as-char" svg:y="-0.684cm" svg:width="7.255cm" svg:height="1.087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12"/></text:p>
      <text:p text:style-name="P5"><text:span text:style-name="T12"><text:tab/><text:tab/>Atualize o modelo com<text:tab/><text:tab/></text:span></text:p>
      <text:p text:style-name="P3"><text:span text:style-name="T12"><text:tab/><text:tab/></text:span><text:span text:style-name="T12"><draw:frame draw:style-name="fr1" draw:name="Object4" text:anchor-type="as-char" svg:y="-0.386cm" svg:width="4.808cm" svg:height="0.55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><text:span text:style-name="T12"><text:tab/></text:span><text:span text:style-name="T9">fim</text:span></text:p>
      <text:p text:style-name="P5"><text:span text:style-name="T9"/></text:p>
      <text:p text:style-name="P7"><text:span text:style-name="T7">Saída: </text:span><text:span text:style-name="T15">f</text:span><text:span text:style-name="T4">M</text:span><text:span text:style-name="T15">(x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5T23:32:11.465315211</meta:creation-date>
    <dc:date>2019-08-25T23:51:19.855852977</dc:date>
    <meta:editing-duration>PT7M48S</meta:editing-duration>
    <meta:editing-cycles>1</meta:editing-cycles>
    <meta:document-statistic meta:table-count="0" meta:image-count="0" meta:object-count="4" meta:page-count="1" meta:paragraph-count="13" meta:word-count="65" meta:character-count="371" meta:non-whitespace-character-count="283"/>
    <meta:generator>LibreOffice/6.3.0.4$Linux_X86_64 LibreOffice_project/30$Build-4</meta:generator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L</mi>
      </mrow>
      <mrow>
        <mo fence="true" stretchy="false">(</mo>
        <mrow>
          <mrow>
            <msub>
              <mi>y</mi>
              <mi>i</mi>
            </msub>
            <mi>,</mi>
            <mi>p</mi>
          </mrow>
        </mrow>
        <mo fence="true" stretchy="false">)</mo>
      </mrow>
    </mrow>
    <annotation encoding="StarMath 5.0">sum from{i=1} to{N} L(y_i,p) </annotation>
  </semantics>
</math>
</file>

<file path=Object 2/content.xml><?xml version="1.0" encoding="utf-8"?>
<math xmlns="http://www.w3.org/1998/Math/MathML" display="block">
  <semantics>
    <mrow>
      <msub>
        <mi>z</mi>
        <mrow>
          <mi>i</mi>
          <mi>m</mi>
        </mrow>
      </msub>
      <mo stretchy="false">=</mo>
      <mrow>
        <mo stretchy="false">−</mo>
        <msub>
          <mrow>
            <mo fence="true" stretchy="false">[</mo>
            <mrow>
              <mfrac>
                <mrow>
                  <mi>∂</mi>
                  <mi>L</mi>
                  <mrow>
                    <mo fence="true" stretchy="false">(</mo>
                    <mrow>
                      <mrow>
                        <msub>
                          <mi>y</mi>
                          <mi>i</mi>
                        </msub>
                        <mi>,</mi>
                        <mi>f</mi>
                        <mrow>
                          <mo fence="true" stretchy="false">(</mo>
                          <mrow>
                            <msub>
                              <mi>x</mi>
                              <mi>i</mi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i>∂</mi>
                  <mi>f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frac>
            </mrow>
            <mo fence="true" stretchy="false">]</mo>
          </mrow>
          <mrow>
            <mi>f</mi>
            <mo stretchy="false">=</mo>
            <msub>
              <mi>f</mi>
              <mrow>
                <mi>m</mi>
                <mo stretchy="false">−</mo>
                <mn>1</mn>
              </mrow>
            </msub>
          </mrow>
        </msub>
      </mrow>
    </mrow>
    <annotation encoding="StarMath 5.0">z_{ i m } = - [ { %Ux2202 L(y_i,f(x_i)) } over {%Ux2202 f(x_i)}  ]_{ f = f_{m-1} }</annotation>
  </semantics>
</math>
</file>

<file path=Object 3/content.xml><?xml version="1.0" encoding="utf-8"?>
<math xmlns="http://www.w3.org/1998/Math/MathML" display="block">
  <semantics>
    <mrow>
      <mrow>
        <msub>
          <mi>ρ</mi>
          <mi>m</mi>
        </msub>
        <mo stretchy="false">=</mo>
        <msub>
          <mi mathvariant="italic">argmin</mi>
          <mi>ρ</mi>
        </msub>
      </mrow>
      <mrow>
        <munderover>
          <mo stretchy="false">∑</mo>
          <mrow>
            <mi>i</mi>
            <mo stretchy="false">=</mo>
            <mn>1</mn>
          </mrow>
          <mi>n</mi>
        </munderover>
        <mi>L</mi>
      </mrow>
      <mrow>
        <mo fence="true" stretchy="false">(</mo>
        <mrow>
          <mrow>
            <msub>
              <mi>y</mi>
              <mi>i</mi>
            </msub>
            <mi>,</mi>
            <msub>
              <mi>f</mi>
              <mrow>
                <mi>m</mi>
                <mo stretchy="false">−</mo>
                <mn>1</mn>
              </mrow>
            </msub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i>ρ</mi>
            </mrow>
            <msub>
              <mi>g</mi>
              <mi>m</mi>
            </msub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%rho_m = argmin_{ %rho } sum from{i=1} to{n} L( y_i,f_{m-1}(x_i) + %rho g_m(x_i))</annotation>
  </semantics>
</math>
</file>

<file path=Object 4/content.xml><?xml version="1.0" encoding="utf-8"?>
<math xmlns="http://www.w3.org/1998/Math/MathML" display="block">
  <semantics>
    <mrow>
      <msub>
        <mi>f</mi>
        <mi>m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f</mi>
          <mrow>
            <mi>m</mi>
            <mo stretchy="false">−</mo>
            <mn>1</mn>
          </mrow>
        </msub>
      </mrow>
      <mrow>
        <mrow>
          <mo fence="true" stretchy="false">(</mo>
          <mrow>
            <mi>x</mi>
          </mrow>
          <mo fence="true" stretchy="false">)</mo>
        </mrow>
        <mo stretchy="false">+</mo>
        <msub>
          <mi>ρ</mi>
          <mi>m</mi>
        </msub>
      </mrow>
      <msub>
        <mi>g</mi>
        <mi>m</mi>
      </msub>
      <mrow>
        <mo fence="true" stretchy="false">(</mo>
        <mrow>
          <mi>x</mi>
        </mrow>
        <mo fence="true" stretchy="false">)</mo>
      </mrow>
    </mrow>
    <annotation encoding="StarMath 5.0">f_m ( x ) = f_{ m-1 }( x ) + %rho_m g_m( x )</annotation>
  </semantics>
</math>
</file>